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ff2" officeooo:paragraph-rsid="0010aff2"/>
    </style:style>
    <style:style style:name="P2" style:family="paragraph" style:parent-style-name="Standard">
      <style:text-properties officeooo:rsid="0010aff2" officeooo:paragraph-rsid="00123977"/>
    </style:style>
    <style:style style:name="P3" style:family="paragraph" style:parent-style-name="Standard">
      <style:text-properties fo:font-weight="bold" officeooo:rsid="0010aff2" officeooo:paragraph-rsid="0010aff2" style:font-weight-asian="bold" style:font-weight-complex="bold"/>
    </style:style>
    <style:style style:name="P4" style:family="paragraph" style:parent-style-name="Standard">
      <style:text-properties officeooo:paragraph-rsid="001487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aff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aff2" style:font-weight-asian="normal" style:font-weight-complex="normal"/>
    </style:style>
    <style:style style:name="T5" style:family="text">
      <style:text-properties fo:font-weight="normal" officeooo:rsid="00128c5e" style:font-weight-asian="normal" style:font-weight-complex="normal"/>
    </style:style>
    <style:style style:name="T6" style:family="text">
      <style:text-properties fo:font-weight="normal" officeooo:rsid="00148709" style:font-weight-asian="normal" style:font-weight-complex="normal"/>
    </style:style>
    <style:style style:name="T7" style:family="text">
      <style:text-properties fo:color="#127622" loext:opacity="100%"/>
    </style:style>
    <style:style style:name="T8" style:family="text">
      <style:text-properties fo:color="#127622" loext:opacity="100%" fo:font-weight="normal" style:font-weight-asian="normal" style:font-weight-complex="normal"/>
    </style:style>
    <style:style style:name="T9" style:family="text">
      <style:text-properties fo:color="#127622" loext:opacity="100%" fo:font-weight="normal" officeooo:rsid="00114649" style:font-weight-asian="normal" style:font-weight-complex="normal"/>
    </style:style>
    <style:style style:name="T10" style:family="text">
      <style:text-properties fo:color="#127622" loext:opacity="100%" fo:font-weight="normal" officeooo:rsid="00123f3d" style:font-weight-asian="normal" style:font-weight-complex="normal"/>
    </style:style>
    <style:style style:name="T11" style:family="text">
      <style:text-properties fo:color="#127622" loext:opacity="100%" fo:font-weight="normal" officeooo:rsid="0010aff2" style:font-weight-asian="normal" style:font-weight-complex="normal"/>
    </style:style>
    <style:style style:name="T12" style:family="text">
      <style:text-properties fo:color="#127622" loext:opacity="100%" fo:font-weight="normal" officeooo:rsid="0014da1b" style:font-weight-asian="normal" style:font-weight-complex="normal"/>
    </style:style>
    <style:style style:name="T13" style:family="text">
      <style:text-properties fo:color="#127622" loext:opacity="100%" officeooo:rsid="00128c5e"/>
    </style:style>
    <style:style style:name="T14" style:family="text">
      <style:text-properties fo:color="#55215b" loext:opacity="100%"/>
    </style:style>
    <style:style style:name="T15" style:family="text">
      <style:text-properties fo:color="#55215b" loext:opacity="100%" fo:font-weight="normal" style:font-weight-asian="normal" style:font-weight-complex="normal"/>
    </style:style>
    <style:style style:name="T16" style:family="text">
      <style:text-properties fo:color="#55215b" loext:opacity="100%" fo:font-weight="normal" officeooo:rsid="0010aff2" style:font-weight-asian="normal" style:font-weight-complex="normal"/>
    </style:style>
    <style:style style:name="T17" style:family="text">
      <style:text-properties fo:color="#ed4c05" loext:opacity="100%"/>
    </style:style>
    <style:style style:name="T18" style:family="text">
      <style:text-properties fo:color="#ed4c05" loext:opacity="100%" fo:font-weight="normal" style:font-weight-asian="normal" style:font-weight-complex="normal"/>
    </style:style>
    <style:style style:name="T19" style:family="text">
      <style:text-properties fo:color="#ed4c05" loext:opacity="100%" fo:font-weight="normal" officeooo:rsid="0010aff2" style:font-weight-asian="normal" style:font-weight-complex="normal"/>
    </style:style>
    <style:style style:name="T20" style:family="text">
      <style:text-properties fo:color="#000000" loext:opacity="100%" fo:font-weight="normal" style:font-weight-asian="normal" style:font-weight-complex="normal"/>
    </style:style>
    <style:style style:name="T21" style:family="text">
      <style:text-properties fo:color="#000000" loext:opacity="100%" fo:font-weight="normal" officeooo:rsid="00114649" style:font-weight-asian="normal" style:font-weight-complex="normal"/>
    </style:style>
    <style:style style:name="T22" style:family="text">
      <style:text-properties fo:color="#000000" loext:opacity="100%" fo:font-weight="normal" officeooo:rsid="00123f3d" style:font-weight-asian="normal" style:font-weight-complex="normal"/>
    </style:style>
    <style:style style:name="T23" style:family="text">
      <style:text-properties fo:color="#000000" loext:opacity="100%" fo:font-weight="normal" officeooo:rsid="00128c5e" style:font-weight-asian="normal" style:font-weight-complex="normal"/>
    </style:style>
    <style:style style:name="T24" style:family="text">
      <style:text-properties fo:color="#000000" loext:opacity="100%" fo:font-weight="normal" officeooo:rsid="0010aff2" style:font-weight-asian="normal" style:font-weight-complex="normal"/>
    </style:style>
    <style:style style:name="T25" style:family="text">
      <style:text-properties officeooo:rsid="00128c5e"/>
    </style:style>
    <style:style style:name="T26" style:family="text">
      <style:text-properties fo:color="#5983b0" loext:opacity="100%" fo:font-weight="normal" officeooo:rsid="00128c5e" style:font-weight-asian="normal" style:font-weight-complex="normal"/>
    </style:style>
    <style:style style:name="T27" style:family="text">
      <style:text-properties fo:color="#2a6099" loext:opacity="100%" fo:font-weight="normal" officeooo:rsid="00128c5e" style:font-weight-asian="normal" style:font-weight-complex="normal"/>
    </style:style>
    <style:style style:name="T28" style:family="text">
      <style:text-properties fo:color="#2a6099" loext:opacity="100%" fo:font-weight="normal" officeooo:rsid="00148709" style:font-weight-asian="normal" style:font-weight-complex="normal"/>
    </style:style>
    <style:style style:name="T29" style:family="text">
      <style:text-properties fo:color="#ff4000" loext:opacity="100%" fo:font-weight="normal" officeooo:rsid="00128c5e" style:font-weight-asian="normal" style:font-weight-complex="normal"/>
    </style:style>
    <style:style style:name="T30" style:family="text">
      <style:text-properties fo:color="#ff4000" loext:opacity="100%" fo:font-weight="normal" officeooo:rsid="00148709" style:font-weight-asian="normal" style:font-weight-complex="normal"/>
    </style:style>
    <style:style style:name="T31" style:family="text">
      <style:text-properties fo:color="#bf0041" loext:opacity="100%" fo:font-weight="normal" officeooo:rsid="00128c5e" style:font-weight-asian="normal" style:font-weight-complex="normal"/>
    </style:style>
    <style:style style:name="T32" style:family="text">
      <style:text-properties fo:color="#bf0041" loext:opacity="100%" fo:font-weight="normal" officeooo:rsid="001620bd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tériel utilisé :</text:span> </text:p>
      <text:p text:style-name="P1"><text:tab/><text:tab/>Objet contrôlé : <text:span text:style-name="T7">lyre</text:span> –<text:span text:style-name="T7"> projo</text:span> – <text:span text:style-name="T7">laser</text:span> - <text:span text:style-name="T13">câbles</text:span></text:p>
      <text:p text:style-name="P1"><text:tab/><text:tab/>Communiquant : <text:span text:style-name="T14">télécommande</text:span> – <text:span text:style-name="T14">appli android</text:span></text:p>
      <text:p text:style-name="P2"><text:tab/><text:tab/>Interface : <text:span text:style-name="T17">capteur wifi</text:span> - <text:span text:style-name="T9">Raspberry Pi </text:span><text:span text:style-name="T21">-</text:span></text:p>
      <text:p text:style-name="P1"/>
      <text:p text:style-name="P3">Télécommande :</text:p>
      <text:p text:style-name="P4"><text:span text:style-name="T2"><text:tab/><text:tab/></text:span><text:span text:style-name="T11">2</text:span><text:span text:style-name="T4"> </text:span><text:span text:style-name="T11">potentios </text:span><text:span text:style-name="T4">– </text:span><text:span text:style-name="T11">afficheur lcd</text:span><text:span text:style-name="T4"> – </text:span><text:span text:style-name="T11">2 bp</text:span><text:span text:style-name="T4"> – </text:span><text:span text:style-name="T19">2 led (couleurs différentes)</text:span><text:span text:style-name="T4"> – </text:span><text:span text:style-name="T16">boîtier en plastique</text:span><text:span text:style-name="T4"> <text:tab/><text:tab/>- </text:span><text:span text:style-name="T19">émetteur/récepteur</text:span><text:span text:style-name="T24"> – </text:span><text:span text:style-name="T9">Arduino </text:span><text:span text:style-name="T12">uno/mega</text:span><text:span text:style-name="T21"> –</text:span><text:span text:style-name="T9"> </text:span><text:span text:style-name="T21"><text:s/></text:span><text:span text:style-name="T10">résistances ( à calculer)</text:span><text:span text:style-name="T22"> – </text:span><text:span text:style-name="T27">batterie pile <text:tab/><text:tab/>( test de puissance moyenne) - </text:span><text:span text:style-name="T31">Arduino MKR WiFi 101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1T13:46:01.246000000</meta:creation-date>
    <dc:date>2021-03-31T16:47:44.781000000</dc:date>
    <meta:editing-duration>PT2H51M41S</meta:editing-duration>
    <meta:editing-cycles>7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6" meta:word-count="59" meta:character-count="401" meta:non-whitespace-character-count="324"/>
  </office:meta>
</office:document-meta>
</file>